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1-29_13-52-24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1-29_16-28-52_000.jpg</text:p>
          </table:table-cell>
          <table:table-cell table:style-name="ce26" office:value-type="string">
            <text:p>:m RES 1*1 / free# JVEMV6 83#_95:1(本当は、96か) / 83. chemistry / topics=無機質,w=鋼玉[こうぎょく；鉛糖；塩素酸カリウム；黄銅,s=~,i=~,other=memo+:B-石英,next=,doc=r-1-1~1.4:『化学雑話』:p.90</text:p>
          </table:table-cell>
          <table:table-cell table:style-name="ce27"/>
          <table:table-cell table:style-name="ce10"/>
          <table:table-cell table:style-name="ce10"/>
          <table:table-cell table:style-name="ce47" table:formula="of:=IF([.E3]=&quot;&quot;;[.C5];CONCATENATE([.C5];&quot; / &quot;;[.E3]))" office:value-type="string" office:string-value=":m 読みたい本 / ジャンル　分野　リスト / 『発達障害の素顔』　著者=山口真美, location=巻末 / genre=「医学・人間・心理」,other=~">
            <text:p>:m 読みたい本 / ジャンル　分野　リスト / 『発達障害の素顔』　著者=山口真美, location=巻末 / genre=「医学・人間・心理」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8" office:value-type="string">
            <text:p>2023-01-29_17-48-16_000.jpg</text:p>
          </table:table-cell>
          <table:table-cell table:style-name="ce26" office:value-type="string">
            <text:p>:bookmemo / 読んだ本 / 『発達障害の素顔』 / 著者=山口真美 /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bookmemo / 読んだ本 / 『発達障害の素顔』 / 著者=山口真美 / ">
            <text:p>:bookmemo / 読んだ本 / 『発達障害の素顔』 / 著者=山口真美 /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7" office:value-type="string">
            <text:p>2023-01-29_17-48-58_000.jpg</text:p>
          </table:table-cell>
          <table:table-cell table:style-name="ce27" office:value-type="string">
            <text:p>:m 読みたい本 / ジャンル　分野　リスト / 『発達障害の素顔』　著者=山口真美, location=巻末 / genre=「医学・人間・心理」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読みたい本 / ジャンル　分野　リスト / 『発達障害の素顔』　著者=山口真美, location=巻末 / genre=「医学・人間・心理」,other=~">
            <text:p>:m 読みたい本 / ジャンル　分野　リスト / 『発達障害の素顔』　著者=山口真美, location=巻末 / genre=「医学・人間・心理」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3-01-29_17-49-08_000.jpg</text:p>
          </table:table-cell>
          <table:table-cell table:style-name="ce26" office:value-type="string">
            <text:p>:m 読みたい本 / ジャンル　分野　リスト / 『発達障害の素顔』　著者=山口真美, location=巻末 / genre=「医学・人間・心理」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読みたい本 / ジャンル　分野　リスト / 『発達障害の素顔』　著者=山口真美, location=巻末 / genre=「医学・人間・心理」,other=~">
            <text:p>:m 読みたい本 / ジャンル　分野　リスト / 『発達障害の素顔』　著者=山口真美, location=巻末 / genre=「医学・人間・心理」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 office:value-type="string">
            <text:p>2023-01-29_17-49-11_000.jpg</text:p>
          </table:table-cell>
          <table:table-cell table:style-name="ce26" office:value-type="string">
            <text:p>:m 読みたい本 / ジャンル　分野　リスト / 『発達障害の素顔』　著者=山口真美, location=巻末 / genre=「医学・人間・心理」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3-01-29_17-49-15_000.jpg</text:p>
          </table:table-cell>
          <table:table-cell table:style-name="ce26" office:value-type="string">
            <text:p>:m 読みたい本 / ジャンル　分野　リスト / 『発達障害の素顔』　著者=山口真美, location=カバー：裏側の袖 / genre=「医学・人間・心理」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m 読みたい本 / ジャンル　分野　リスト / 『発達障害の素顔』　著者=山口真美, location=カバー：裏側の袖 / genre=「医学・人間・心理」,other=~">
            <text:p>:m 読みたい本 / ジャンル　分野　リスト / 『発達障害の素顔』　著者=山口真美, location=カバー：裏側の袖 / genre=「医学・人間・心理」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8" office:value-type="string">
            <text:p>2023-01-29_17-50-36_000.jpg</text:p>
          </table:table-cell>
          <table:table-cell table:style-name="ce26" office:value-type="string">
            <text:p>:m #*# RES / JVEMV6 64#229_hattatsu_sugao / 『発達障害の素顔』 著者=山口真美,校注=~ / p.154 / w=発達性相貌失認；システム化仮説；中心性統合弱化,topic=~,publisher=~,other=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m #*# RES / JVEMV6 64#229_hattatsu_sugao / 『発達障害の素顔』 著者=山口真美,校注=~ / p.154 / w=発達性相貌失認；システム化仮説；中心性統合弱化,topic=~,publisher=~,other=~">
            <text:p>:m #*# RES / JVEMV6 64#229_hattatsu_sugao / 『発達障害の素顔』 著者=山口真美,校注=~ / p.154 / w=発達性相貌失認；システム化仮説；中心性統合弱化,topic=~,publisher=~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3-01-29_17-51-27_000.jpg</text:p>
          </table:table-cell>
          <table:table-cell table:style-name="ce26" office:value-type="string">
            <text:p>:m #*# / memo:other(m:other) / topic=習字, about=,other=,id=~,content=展;開;来;製;法;鋼;玉;律;塩;無;結;晶;糖;類;彩;食;発;達;認;相;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m #*# / memo:other(m:other) / topic=習字, about=,other=,id=~,content=展;開;来;製;法;鋼;玉;律;塩;無;結;晶;糖;類;彩;食;発;達;認;相;">
            <text:p>:m #*# / memo:other(m:other) / topic=習字, about=,other=,id=~,content=展;開;来;製;法;鋼;玉;律;塩;無;結;晶;糖;類;彩;食;発;達;認;相;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2023-01-29_18-58-02_000.jpg</text:p>
          </table:table-cell>
          <table:table-cell table:style-name="ce26" office:value-type="string">
            <text:p>:m :篠笛,shinobue #*# / session-memo:session-1 / p.1-&lt;1&gt;:genre=melody:for-practice:h-6--&gt;3,session=hour-18,key=h-2(B),tempo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m :篠笛,shinobue #*# / session-memo:session-1 / p.1-&lt;1&gt;:genre=melody:for-practice:h-6--&gt;3,session=hour-18,key=h-2(B),tempo=~">
            <text:p>:m :篠笛,shinobue #*# / session-memo:session-1 / p.1-&lt;1&gt;:genre=melody:for-practice:h-6--&gt;3,session=hour-18,key=h-2(B),tempo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3-01-29_21-20-01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m 食べた物 ">
            <text:p>:m 食べた物 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8" office:value-type="string">
            <text:p>2023-01-29_23-38-36_000.jpg</text:p>
          </table:table-cell>
          <table:table-cell table:style-name="ce26" office:value-type="string">
            <text:p>:m 記録 / 身体 / ケガ / loc=右足：踵,cause=乾燥か,loc-incident=~,id=2023-01-22_23-36-32_000.jpg,phase=~,apparatus=~,injury=皮膚：表面：割れている,treatment=焼酎漬け（ディル）、指で塗布。絆創膏、もはや。ワセリン、塗布,other=手当て：継続中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m 記録 / 身体 / ケガ / loc=右足：踵,cause=乾燥か,loc-incident=~,id=2023-01-22_23-36-32_000.jpg,phase=~,apparatus=~,injury=皮膚：表面：割れている,treatment=焼酎漬け（ディル）、指で塗布。絆創膏、もはや。ワセリン、塗布,other=手当て：継続中">
            <text:p>:m 記録 / 身体 / ケガ / loc=右足：踵,cause=乾燥か,loc-incident=~,id=2023-01-22_23-36-32_000.jpg,phase=~,apparatus=~,injury=皮膚：表面：割れている,treatment=焼酎漬け（ディル）、指で塗布。絆創膏、もはや。ワセリン、塗布,other=手当て：継続中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7" office:value-type="string">
            <text:p>2023-01-30_01-54-08_000.jpg</text:p>
          </table:table-cell>
          <table:table-cell table:style-name="ce26" office:value-type="string">
            <text:p>:m RES 1*1 / free# JVEMV6 82#_0L27:1 / 82. math-research / topics=t-id:2,w=(iA + Ai);|iA + Ai|,s=~,i=~,doc=~.1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m RES 1*1 / free# JVEMV6 82#_0L27:1 / 82. math-research / topics=t-id:2,w=(iA + Ai);|iA + Ai|,s=~,i=~,doc=~.1,other=~">
            <text:p>:m RES 1*1 / free# JVEMV6 82#_0L27:1 / 82. math-research / topics=t-id:2,w=(iA + Ai);|iA + Ai|,s=~,i=~,doc=~.1,other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10" office:value-type="string">
            <text:p>2023-01-30_01-54-27_000.jpg</text:p>
          </table:table-cell>
          <table:table-cell table:style-name="ce26" office:value-type="string">
            <text:p>:m :th,mysl / topic=思想 / content=人は何の為に生きるのか,other=~ / lang=ja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8" office:value-type="string">
            <text:p>2023-01-30_02-26-37_000.jpg</text:p>
          </table:table-cell>
          <table:table-cell table:style-name="ce26" office:value-type="string">
            <text:p>:m :PHOTO 寝た時刻 / 2023 / オナニー、未了、duration=40?時間ぐらい,other=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6]=&quot;&quot;;[.C16];CONCATENATE([.C16];&quot; / &quot;;[.E16]))" office:value-type="string" office:string-value=":m :PHOTO 寝た時刻 / 2023 / オナニー、未了、duration=40?時間ぐらい,other=~">
            <text:p>:m :PHOTO 寝た時刻 / 2023 / オナニー、未了、duration=40?時間ぐらい,other=~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10" office:value-type="string">
            <text:p>2023-01-30_07-50-37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2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18" office:value-type="string">
            <text:p>2023-01-30_11-24-39_000.jpg</text:p>
          </table:table-cell>
          <table:table-cell table:style-name="ce26" office:value-type="string">
            <text:p>:m RES 1*1 / free# JVEMV6 82#_D7E4:1 / 82. math-research / topics=t-id:1,w=~,s=~,i=~,doc=~.1,other=t-id.1-related:(jA)(iA)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8]=&quot;&quot;;[.C18];CONCATENATE([.C18];&quot; / &quot;;[.E18]))" office:value-type="string" office:string-value=":m RES 1*1 / free# JVEMV6 82#_D7E4:1 / 82. math-research / topics=t-id:1,w=~,s=~,i=~,doc=~.1,other=t-id.1-related:(jA)(iA)">
            <text:p>:m RES 1*1 / free# JVEMV6 82#_D7E4:1 / 82. math-research / topics=t-id:1,w=~,s=~,i=~,doc=~.1,other=t-id.1-related:(jA)(iA)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2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18" office:value-type="string">
            <text:p>2023-01-30_11-32-38_000.jpg</text:p>
          </table:table-cell>
          <table:table-cell table:style-name="ce26" office:value-type="string">
            <text:p>-*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string" office:string-value="-*">
            <text:p>-*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2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9">
            <text:p>19</text:p>
          </table:table-cell>
          <table:table-cell table:style-name="ce18" office:value-type="string">
            <text:p>2023-01-30_12-10-4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0]=&quot;&quot;;[.C20];CONCATENATE([.C20];&quot; / &quot;;[.E20]))" office:value-type="string" office:string-value=":m 食べた物 ">
            <text:p>:m 食べた物 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52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0">
            <text:p>20</text:p>
          </table:table-cell>
          <table:table-cell table:style-name="ce18" office:value-type="string">
            <text:p>2023-01-30_13-36-50_000.jpg</text:p>
          </table:table-cell>
          <table:table-cell table:style-name="ce26" office:value-type="string">
            <text:p>:m #*# RES / free / res-id=EBVU / theme=地理：パキスタン / genre=~,content=「クエッタ～カラチ」,w=~ / session-number=~ / doc=~,other=日本国内：距離：東京～名古屋～大阪～岡山～広島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1]=&quot;&quot;;[.C21];CONCATENATE([.C21];&quot; / &quot;;[.E21]))" office:value-type="string" office:string-value=":m #*# RES / free / res-id=EBVU / theme=地理：パキスタン / genre=~,content=「クエッタ～カラチ」,w=~ / session-number=~ / doc=~,other=日本国内：距離：東京～名古屋～大阪～岡山～広島">
            <text:p>:m #*# RES / free / res-id=EBVU / theme=地理：パキスタン / genre=~,content=「クエッタ～カラチ」,w=~ / session-number=~ / doc=~,other=日本国内：距離：東京～名古屋～大阪～岡山～広島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52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10" office:value-type="string">
            <text:p>2023-01-30_13-40-21_000.jpg</text:p>
          </table:table-cell>
          <table:table-cell table:style-name="ce26" office:value-type="string">
            <text:p>:bookmemo / 読んだ本 / 『福沢諭吉選集　第３巻』 / 著者=福沢諭吉 / 途中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string" office:string-value=":bookmemo / 読んだ本 / 『福沢諭吉選集　第３巻』 / 著者=福沢諭吉 / 途中">
            <text:p>:bookmemo / 読んだ本 / 『福沢諭吉選集　第３巻』 / 著者=福沢諭吉 / 途中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52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18" office:value-type="string">
            <text:p>2023-01-30_13-40-33_000.jpg</text:p>
          </table:table-cell>
          <table:table-cell table:style-name="ce26" office:value-type="string">
            <text:p>:bookmemo / 読んだ本 / 『福沢諭吉選集　第３巻』 / 著者=福沢諭吉 / 途中 ここまで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string" office:string-value=":bookmemo / 読んだ本 / 『福沢諭吉選集　第３巻』 / 著者=福沢諭吉 / 途中 ここまで">
            <text:p>:bookmemo / 読んだ本 / 『福沢諭吉選集　第３巻』 / 著者=福沢諭吉 / 途中 ここまで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52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3">
            <text:p>23</text:p>
          </table:table-cell>
          <table:table-cell table:style-name="ce18" office:value-type="string">
            <text:p>2023-01-30_13-40-45_000.jpg</text:p>
          </table:table-cell>
          <table:table-cell table:style-name="ce26" office:value-type="string">
            <text:p>:bookmemo / 読んだ本 / 『日本昔話百選』 / 著者=稲田浩二、稲田和子 / 途中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string" office:string-value=":bookmemo / 読んだ本 / 『日本昔話百選』 / 著者=稲田浩二、稲田和子 / 途中">
            <text:p>:bookmemo / 読んだ本 / 『日本昔話百選』 / 著者=稲田浩二、稲田和子 / 途中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52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4">
            <text:p>24</text:p>
          </table:table-cell>
          <table:table-cell table:style-name="ce18" office:value-type="string">
            <text:p>2023-01-30_13-40-57_000.jpg</text:p>
          </table:table-cell>
          <table:table-cell table:style-name="ce26" office:value-type="string">
            <text:p>:bookmemo / 読んだ本 / 『日本昔話百選』 / 著者=稲田浩二、稲田和子 / 途中 ここまで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string" office:string-value=":bookmemo / 読んだ本 / 『日本昔話百選』 / 著者=稲田浩二、稲田和子 / 途中 ここまで">
            <text:p>:bookmemo / 読んだ本 / 『日本昔話百選』 / 著者=稲田浩二、稲田和子 / 途中 ここまで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52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5">
            <text:p>25</text:p>
          </table:table-cell>
          <table:table-cell table:style-name="ce17" office:value-type="string">
            <text:p>2023-01-30_15-40-01_000.jpg</text:p>
          </table:table-cell>
          <table:table-cell table:style-name="ce26" office:value-type="string">
            <text:p>:m RES 1*2 / free# JVEMV6 82#_0LLD:1 / 82. math-research / topics=t-id:2,w=(iA + Ai);|iA + Ai|,s=~,i=~,doc=~.1,other=(64#235_nishioka)-related;calc+:立方体：倍積;seg+:(R=1/(x^2s)):R~(n)、いかなる形か</text:p>
          </table:table-cell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string" office:string-value=":m RES 1*2 / free# JVEMV6 82#_0LLD:1 / 82. math-research / topics=t-id:2,w=(iA + Ai);|iA + Ai|,s=~,i=~,doc=~.1,other=(64#235_nishioka)-related;calc+:立方体：倍積;seg+:(R=1/(x^2s)):R~(n)、いかなる形か">
            <text:p>:m RES 1*2 / free# JVEMV6 82#_0LLD:1 / 82. math-research / topics=t-id:2,w=(iA + Ai);|iA + Ai|,s=~,i=~,doc=~.1,other=(64#235_nishioka)-related;calc+:立方体：倍積;seg+:(R=1/(x^2s)):R~(n)、いかなる形か</text:p>
          </table:table-cell>
          <table:table-cell table:style-name="ce10" table:formula="of:=RIGHT([.B26];[.K26])" office:value-type="string" office:string-value="jpg">
            <text:p>jpg</text:p>
          </table:table-cell>
          <table:table-cell table:style-name="ce52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6">
            <text:p>26</text:p>
          </table:table-cell>
          <table:table-cell table:style-name="ce17" office:value-type="string">
            <text:p>2023-01-30_15-40-18_000.jpg</text:p>
          </table:table-cell>
          <table:table-cell table:style-name="ce26" office:value-type="string">
            <text:p>:m RES 2*2 / free# JVEMV6 82#_0LLD:1 / 82. math-research / topics=t-id:2,w=(iA + Ai);|iA + Ai|,s=~,i=~,doc=~.1,other=seg+:(2^(√2))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string" office:string-value=":m RES 2*2 / free# JVEMV6 82#_0LLD:1 / 82. math-research / topics=t-id:2,w=(iA + Ai);|iA + Ai|,s=~,i=~,doc=~.1,other=seg+:(2^(√2))">
            <text:p>:m RES 2*2 / free# JVEMV6 82#_0LLD:1 / 82. math-research / topics=t-id:2,w=(iA + Ai);|iA + Ai|,s=~,i=~,doc=~.1,other=seg+:(2^(√2))</text:p>
          </table:table-cell>
          <table:table-cell table:style-name="ce10" table:formula="of:=RIGHT([.B27];[.K27])" office:value-type="string" office:string-value="jpg">
            <text:p>jpg</text:p>
          </table:table-cell>
          <table:table-cell table:style-name="ce52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10" office:value-type="string">
            <text:p>2023-01-30_17-27-04_000.jpg</text:p>
          </table:table-cell>
          <table:table-cell table:style-name="ce26" office:value-type="string">
            <text:p>:m RES 1*1 / free# JVEMV6 83#_97:1 / 83. chemistry / topics=無機質,w=カオリン；,s=~,i=~,other=memo+:中国：東南部：地図：景徳鎮,next=,doc=r-1-1~1.4:『化学雑話』:p.93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string" office:string-value="jpg">
            <text:p>jpg</text:p>
          </table:table-cell>
          <table:table-cell table:style-name="ce52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8">
            <text:p>28</text:p>
          </table:table-cell>
          <table:table-cell table:style-name="ce18" office:value-type="string">
            <text:p>2023-01-30_18-00-12_000.jpg</text:p>
          </table:table-cell>
          <table:table-cell table:style-name="ce26" office:value-type="string">
            <text:p>:m #*# RES / JVEMV6 64#236_inui / 『脳科学からみる子どもの心の育ち』 著者=乾敏郎,校注=~ / p.169 / w=自閉症；対人相互反応；非言語性コミュニケーション；言語発達遅滞；神経修飾物質；皮質領域；,topic=~,publisher=~,other=~</text:p>
          </table:table-cell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string" office:string-value=":m #*# RES / JVEMV6 64#236_inui / 『脳科学からみる子どもの心の育ち』 著者=乾敏郎,校注=~ / p.169 / w=自閉症；対人相互反応；非言語性コミュニケーション；言語発達遅滞；神経修飾物質；皮質領域；,topic=~,publisher=~,other=~">
            <text:p>:m #*# RES / JVEMV6 64#236_inui / 『脳科学からみる子どもの心の育ち』 著者=乾敏郎,校注=~ / p.169 / w=自閉症；対人相互反応；非言語性コミュニケーション；言語発達遅滞；神経修飾物質；皮質領域；,topic=~,publisher=~,other=~</text:p>
          </table:table-cell>
          <table:table-cell table:style-name="ce10" table:formula="of:=RIGHT([.B29];[.K29])" office:value-type="string" office:string-value="jpg">
            <text:p>jpg</text:p>
          </table:table-cell>
          <table:table-cell table:style-name="ce52" table:formula="of:=FIND(&quot;.&quot;;[.B29];1)" office:value-type="float" office:value="24">
            <text:p>24</text:p>
          </table:table-cell>
          <table:table-cell table:formula="of:=LEN([.B29])" office:value-type="float" office:value="27">
            <text:p>27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9">
            <text:p>29</text:p>
          </table:table-cell>
          <table:table-cell table:style-name="ce18" office:value-type="string">
            <text:p>2023-01-30_19-04-23_000.jpg</text:p>
          </table:table-cell>
          <table:table-cell table:style-name="ce27" office:value-type="string">
            <text:p>:m :篠笛,shinobue #*# / session-memo:session-1 / p.1-&lt;1&gt;:genre=melody,session=hour-19,key=~,tempo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string" office:string-value=":m :篠笛,shinobue #*# / session-memo:session-1 / p.1-&lt;1&gt;:genre=melody,session=hour-19,key=~,tempo=~">
            <text:p>:m :篠笛,shinobue #*# / session-memo:session-1 / p.1-&lt;1&gt;:genre=melody,session=hour-19,key=~,tempo=~</text:p>
          </table:table-cell>
          <table:table-cell table:style-name="ce10" table:formula="of:=RIGHT([.B30];[.K30])" office:value-type="string" office:string-value="jpg">
            <text:p>jpg</text:p>
          </table:table-cell>
          <table:table-cell table:style-name="ce52" table:formula="of:=FIND(&quot;.&quot;;[.B30];1)" office:value-type="float" office:value="24">
            <text:p>24</text:p>
          </table:table-cell>
          <table:table-cell table:formula="of:=LEN([.B30])" office:value-type="float" office:value="27">
            <text:p>27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0">
            <text:p>30</text:p>
          </table:table-cell>
          <table:table-cell table:style-name="ce18" office:value-type="string">
            <text:p>2023-01-30_19-05-03_000.jpg</text:p>
          </table:table-cell>
          <table:table-cell table:style-name="ce27" office:value-type="string">
            <text:p>:m #*# / memo:other(m:other) / topic=習字, about=,other=,id=~,content=閉;症;状;基;準;言;葉;語;発;送;障;害;遅;滞;群;領;域;</text:p>
          </table:table-cell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string" office:string-value=":m #*# / memo:other(m:other) / topic=習字, about=,other=,id=~,content=閉;症;状;基;準;言;葉;語;発;送;障;害;遅;滞;群;領;域;">
            <text:p>:m #*# / memo:other(m:other) / topic=習字, about=,other=,id=~,content=閉;症;状;基;準;言;葉;語;発;送;障;害;遅;滞;群;領;域;</text:p>
          </table:table-cell>
          <table:table-cell table:style-name="ce10" table:formula="of:=RIGHT([.B31];[.K31])" office:value-type="string" office:string-value="jpg">
            <text:p>jpg</text:p>
          </table:table-cell>
          <table:table-cell table:style-name="ce52" table:formula="of:=FIND(&quot;.&quot;;[.B31];1)" office:value-type="float" office:value="24">
            <text:p>24</text:p>
          </table:table-cell>
          <table:table-cell table:formula="of:=LEN([.B31])" office:value-type="float" office:value="27">
            <text:p>27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10" office:value-type="string">
            <text:p>2023-01-30_21-28-50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string" office:string-value=":m 食べた物 ">
            <text:p>:m 食べた物 </text:p>
          </table:table-cell>
          <table:table-cell table:style-name="ce10" table:formula="of:=RIGHT([.B32];[.K32])" office:value-type="string" office:string-value="jpg">
            <text:p>jpg</text:p>
          </table:table-cell>
          <table:table-cell table:style-name="ce52" table:formula="of:=FIND(&quot;.&quot;;[.B32];1)" office:value-type="float" office:value="24">
            <text:p>24</text:p>
          </table:table-cell>
          <table:table-cell table:formula="of:=LEN([.B32])" office:value-type="float" office:value="27">
            <text:p>27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2">
            <text:p>32</text:p>
          </table:table-cell>
          <table:table-cell table:style-name="ce18" office:value-type="string">
            <text:p>2023-01-31_02-03-24_000.jpg</text:p>
          </table:table-cell>
          <table:table-cell table:style-name="ce27" office:value-type="string">
            <text:p>:m #*# RES / JVEMV6 64#234_nihon_history_shoowa / 『日本の歴史　２３　帝国の昭和』 著者=有馬学,校注=~ / p.「月報」 / w=何応欽[かおうきん；秦徳純,topic=~,publisher=~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string" office:string-value=":m #*# RES / JVEMV6 64#234_nihon_history_shoowa / 『日本の歴史　２３　帝国の昭和』 著者=有馬学,校注=~ / p.「月報」 / w=何応欽[かおうきん；秦徳純,topic=~,publisher=~,other=~">
            <text:p>:m #*# RES / JVEMV6 64#234_nihon_history_shoowa / 『日本の歴史　２３　帝国の昭和』 著者=有馬学,校注=~ / p.「月報」 / w=何応欽[かおうきん；秦徳純,topic=~,publisher=~,other=~</text:p>
          </table:table-cell>
          <table:table-cell table:style-name="ce10" table:formula="of:=RIGHT([.B33];[.K33])" office:value-type="string" office:string-value="jpg">
            <text:p>jpg</text:p>
          </table:table-cell>
          <table:table-cell table:style-name="ce52" table:formula="of:=FIND(&quot;.&quot;;[.B33];1)" office:value-type="float" office:value="24">
            <text:p>24</text:p>
          </table:table-cell>
          <table:table-cell table:formula="of:=LEN([.B33])" office:value-type="float" office:value="27">
            <text:p>27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3">
            <text:p>33</text:p>
          </table:table-cell>
          <table:table-cell table:style-name="ce18" office:value-type="string">
            <text:p>2023-01-31_02-03-38_000.jpg</text:p>
          </table:table-cell>
          <table:table-cell table:style-name="ce27" office:value-type="string">
            <text:p>:m #*# / memo:other(m:other) / topic=習字, about=,other=,id=~,content=報;知;津;軽;徳;純;</text:p>
          </table:table-cell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string" office:string-value=":m #*# / memo:other(m:other) / topic=習字, about=,other=,id=~,content=報;知;津;軽;徳;純;">
            <text:p>:m #*# / memo:other(m:other) / topic=習字, about=,other=,id=~,content=報;知;津;軽;徳;純;</text:p>
          </table:table-cell>
          <table:table-cell table:style-name="ce10" table:formula="of:=RIGHT([.B34];[.K34])" office:value-type="string" office:string-value="jpg">
            <text:p>jpg</text:p>
          </table:table-cell>
          <table:table-cell table:style-name="ce52" table:formula="of:=FIND(&quot;.&quot;;[.B34];1)" office:value-type="float" office:value="24">
            <text:p>24</text:p>
          </table:table-cell>
          <table:table-cell table:formula="of:=LEN([.B34])" office:value-type="float" office:value="27">
            <text:p>27</text:p>
          </table:table-cell>
          <table:table-cell table:formula="of:=[.J34]-[.I3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4">
            <text:p>34</text:p>
          </table:table-cell>
          <table:table-cell table:style-name="ce18" office:value-type="string">
            <text:p>2023-01-31_02-31-41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35];[.K35])" office:value-type="string" office:string-value="jpg">
            <text:p>jpg</text:p>
          </table:table-cell>
          <table:table-cell table:style-name="ce52" table:formula="of:=FIND(&quot;.&quot;;[.B35];1)" office:value-type="float" office:value="24">
            <text:p>24</text:p>
          </table:table-cell>
          <table:table-cell table:formula="of:=LEN([.B35])" office:value-type="float" office:value="27">
            <text:p>27</text:p>
          </table:table-cell>
          <table:table-cell table:formula="of:=[.J35]-[.I3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5">
            <text:p>35</text:p>
          </table:table-cell>
          <table:table-cell table:style-name="ce18" office:value-type="string">
            <text:p>2023-01-31_02-31-50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36];[.K36])" office:value-type="string" office:string-value="jpg">
            <text:p>jpg</text:p>
          </table:table-cell>
          <table:table-cell table:style-name="ce52" table:formula="of:=FIND(&quot;.&quot;;[.B36];1)" office:value-type="float" office:value="24">
            <text:p>24</text:p>
          </table:table-cell>
          <table:table-cell table:formula="of:=LEN([.B36])" office:value-type="float" office:value="27">
            <text:p>27</text:p>
          </table:table-cell>
          <table:table-cell table:formula="of:=[.J36]-[.I3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6">
            <text:p>36</text:p>
          </table:table-cell>
          <table:table-cell table:style-name="ce18" office:value-type="string">
            <text:p>2023-01-31_07-48-46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37];[.K37])" office:value-type="string" office:string-value="jpg">
            <text:p>jpg</text:p>
          </table:table-cell>
          <table:table-cell table:style-name="ce52" table:formula="of:=FIND(&quot;.&quot;;[.B37];1)" office:value-type="float" office:value="24">
            <text:p>24</text:p>
          </table:table-cell>
          <table:table-cell table:formula="of:=LEN([.B37])" office:value-type="float" office:value="27">
            <text:p>27</text:p>
          </table:table-cell>
          <table:table-cell table:formula="of:=[.J37]-[.I3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7">
            <text:p>37</text:p>
          </table:table-cell>
          <table:table-cell table:style-name="ce18" office:value-type="string">
            <text:p>2023-01-31_09-25-51_000.jpg</text:p>
          </table:table-cell>
          <table:table-cell table:style-name="ce26" office:value-type="string">
            <text:p>:m #*# RES / JVEMV6 64#67_3_hachiitsu / 『論語 八佾』 著者=~,校注=~ / p.80 / w=栗,topic=,publisher=明治書院,other=memo+:栗</text:p>
          </table:table-cell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string" office:string-value=":m #*# RES / JVEMV6 64#67_3_hachiitsu / 『論語 八佾』 著者=~,校注=~ / p.80 / w=栗,topic=,publisher=明治書院,other=memo+:栗">
            <text:p>:m #*# RES / JVEMV6 64#67_3_hachiitsu / 『論語 八佾』 著者=~,校注=~ / p.80 / w=栗,topic=,publisher=明治書院,other=memo+:栗</text:p>
          </table:table-cell>
          <table:table-cell table:style-name="ce10" table:formula="of:=RIGHT([.B38];[.K38])" office:value-type="string" office:string-value="jpg">
            <text:p>jpg</text:p>
          </table:table-cell>
          <table:table-cell table:style-name="ce52" table:formula="of:=FIND(&quot;.&quot;;[.B38];1)" office:value-type="float" office:value="24">
            <text:p>24</text:p>
          </table:table-cell>
          <table:table-cell table:formula="of:=LEN([.B38])" office:value-type="float" office:value="27">
            <text:p>27</text:p>
          </table:table-cell>
          <table:table-cell table:formula="of:=[.J38]-[.I3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38" table:contains-header="false">
          <table:sort>
            <table:sort-by table:field-number="0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31">2023/01/31</text:date>, <text:time>13:21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31T13:21:34.32</dc:date>
    <dc:creator>iwabuchi ken</dc:creator>
    <meta:editing-duration>P53DT11H46M20S</meta:editing-duration>
    <meta:editing-cycles>17212</meta:editing-cycles>
    <meta:document-statistic meta:table-count="2" meta:cell-count="948" meta:object-count="0"/>
    <meta:user-defined meta:name="qrichtext">1</meta:user-defined>
  </office:meta>
</office:document-meta>
</file>